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15%" fo:text-align="end" style:justify-single-word="false" fo:text-indent="0cm" style:auto-text-indent="false"/>
      <style:text-properties style:font-name="Times New Roman" fo:font-size="36pt" fo:font-style="normal" style:text-underline-style="none" fo:font-weight="normal" officeooo:rsid="0014a6a9" officeooo:paragraph-rsid="0014a6a9" style:font-size-asian="36pt" style:font-style-asian="normal" style:font-weight-asian="normal" style:font-size-complex="36pt" style:font-style-complex="normal" style:font-weight-complex="normal"/>
    </style:style>
    <style:style style:name="P2" style:family="paragraph" style:parent-style-name="Standard">
      <style:paragraph-properties fo:margin-left="0cm" fo:margin-right="0cm" fo:line-height="115%" fo:text-align="end" style:justify-single-word="false" fo:text-indent="0cm" style:auto-text-indent="false"/>
      <style:text-properties style:font-name="Times New Roman" fo:font-size="36pt" fo:font-style="normal" style:text-underline-style="none" fo:font-weight="normal" officeooo:rsid="001570b6" officeooo:paragraph-rsid="001570b6" style:font-size-asian="36pt" style:font-style-asian="normal" style:font-weight-asian="normal" style:font-size-complex="36pt" style:font-style-complex="normal" style:font-weight-complex="normal"/>
    </style:style>
    <style:style style:name="P3" style:family="paragraph" style:parent-style-name="Standard">
      <style:paragraph-properties fo:margin-left="0cm" fo:margin-right="0cm" fo:line-height="115%" fo:text-align="end" style:justify-single-word="false" fo:text-indent="0cm" style:auto-text-indent="false"/>
      <style:text-properties style:font-name="Times New Roman" fo:font-size="28pt" fo:font-style="normal" style:text-underline-style="none" fo:font-weight="normal" officeooo:rsid="0014a6a9" officeooo:paragraph-rsid="0014a6a9" style:font-size-asian="28pt" style:font-style-asian="normal" style:font-weight-asian="normal" style:font-size-complex="28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15%" fo:text-align="end" style:justify-single-word="false" fo:text-indent="0cm" style:auto-text-indent="false"/>
      <style:text-properties style:font-name="Times New Roman" fo:font-size="28pt" fo:font-style="normal" style:text-underline-style="none" fo:font-weight="normal" officeooo:rsid="001570b6" officeooo:paragraph-rsid="001570b6" style:font-size-asian="28pt" style:font-style-asian="normal" style:font-weight-asian="normal" style:font-size-complex="28pt" style:font-style-complex="normal" style:font-weight-complex="normal"/>
    </style:style>
    <style:style style:name="P5" style:family="paragraph" style:parent-style-name="Standard" style:master-page-name="Standard">
      <style:paragraph-properties fo:margin-left="0cm" fo:margin-right="0cm" fo:line-height="115%" fo:text-align="end" style:justify-single-word="false" fo:text-indent="0cm" style:auto-text-indent="false" style:page-number="auto"/>
      <style:text-properties style:font-name="Times New Roman" fo:font-size="36pt" fo:font-style="normal" style:text-underline-style="none" fo:font-weight="normal" officeooo:rsid="0014a6a9" officeooo:paragraph-rsid="0014a6a9" style:font-size-asian="36pt" style:font-style-asian="normal" style:font-weight-asian="normal" style:font-size-complex="36pt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>LEMBAR</text:p>
      <text:p text:style-name="P1">PERNYATAAN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LEMBAR</text:p>
      <text:p text:style-name="P1">PENGESAHAN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BSTRAK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BSTRACT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KATA</text:p>
      <text:p text:style-name="P1">PENGANTAR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AFTAR ISI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DAFTAR GAMBAR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DAFTAR </text:p>
      <text:p text:style-name="P1">TABEL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BAB 1</text:p>
      <text:p text:style-name="P3">PENDAHULUAN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BAB 2</text:p>
      <text:p text:style-name="P3">TINJAUAN PUSTAKA</text:p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BAB 3</text:p>
      <text:p text:style-name="P3">DESAIN DAN IMPLEMENTASI SISTEM</text:p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BAB 4</text:p>
      <text:p text:style-name="P3">PENGUJIAN DAN ANALISA</text:p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2">BAB 5</text:p>
      <text:p text:style-name="P4">PENUTUP</text:p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DAFTAR PUSTAKA</text:p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>BIOGRAFI PENUL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n" fo:country="US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en" fo:country="US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.353cm" loext:contextual-spacing="true" fo:text-align="justify" style:justify-single-word="false" fo:orphans="2" fo:widows="2" fo:text-indent="1.101cm" style:auto-text-indent="false" style:writing-mode="lr-tb"/>
      <style:text-properties style:font-name="Times New Roman" fo:font-family="'Times New Roman'" style:font-family-generic="roman" style:font-pitch="variabl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true" fo:keep-with-next="always"/>
      <style:text-properties style:font-name="Liberation Sans" fo:font-family="'Liberation Sans'" style:font-family-generic="roman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tru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212cm" fo:margin-bottom="0.212cm" loext:contextual-spacing="tru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4" style:display-name="Heading 4" style:family="paragraph" style:parent-style-name="Heading" style:class="text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2.501cm" fo:margin-bottom="2.501cm" fo:margin-left="2.501cm" fo:margin-right="2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zqi Nur Alfian</meta:initial-creator>
    <meta:editing-cycles>16</meta:editing-cycles>
    <meta:print-date>2018-01-09T01:38:00</meta:print-date>
    <meta:creation-date>2017-12-24T07:14:00</meta:creation-date>
    <dc:date>2018-01-16T08:45:14.469983573</dc:date>
    <dc:language>en-US</dc:language>
    <meta:editing-duration>PT1H18M23S</meta:editing-duration>
    <meta:generator>LibreOffice/5.4.0.3$Linux_X86_64 LibreOffice_project/7556cbc6811c9d992f4064ab9287069087d7f62c</meta:generator>
    <meta:document-statistic meta:table-count="0" meta:image-count="0" meta:object-count="0" meta:page-count="15" meta:paragraph-count="24" meta:word-count="39" meta:character-count="235" meta:non-whitespace-character-count="21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